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style:language-asian="zxx" style:country-asian="none"/>
    </style:style>
    <style:style style:name="T3" style:family="text">
      <style:text-properties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14702" text:style-name="L1">
        <text:list-item>
          <text:p text:style-name="P2">Delta area</text:p>
          <text:list>
            <text:list-item>
              <text:p text:style-name="P2">Carpeted tunnel going down, hay river</text:p>
            </text:list-item>
            <text:list-item>
              <text:p text:style-name="P2">candelabra's hanging from all sides of hole</text:p>
            </text:list-item>
            <text:list-item>
              <text:p text:style-name="P2">kegs of oil with orc scripture about lanterns</text:p>
            </text:list-item>
            <text:list-item>
              <text:p text:style-name="P2">Gravel floor is composed of 7 sided dice</text:p>
              <text:list>
                <text:list-item>
                  <text:p text:style-name="P2">can feel patrons compulsively gambling</text:p>
                </text:list-item>
              </text:list>
            </text:list-item>
          </text:list>
        </text:list-item>
        <text:list-item>
          <text:p text:style-name="P2">Waterside</text:p>
          <text:list>
            <text:list-item>
              <text:p text:style-name="P2">Hammock by waterside</text:p>
            </text:list-item>
            <text:list-item>
              <text:p text:style-name="P2">water flowing out of hole to grassland lake</text:p>
            </text:list-item>
            <text:list-item>
              <text:p text:style-name="P2">milky white water is corrosive</text:p>
            </text:list-item>
            <text:list-item>
              <text:p text:style-name="P2">Building with black flesh paper and ivory frame. Flowing spidersilk handle</text:p>
            </text:list-item>
          </text:list>
        </text:list-item>
        <text:list-item>
          <text:p text:style-name="P2">chasm area</text:p>
          <text:list>
            <text:list-item>
              <text:p text:style-name="P2">Chasm of carved wood lined with rows of curtains of the tarot macgician, hold cups <text:s/>with animal skulls inside</text:p>
            </text:list-item>
            <text:list-item>
              <text:p text:style-name="P2">Arch over every level stairway</text:p>
            </text:list-item>
            <text:list-item>
              <text:p text:style-name="P2">Pillory at bottom covered in earthworms, gazelle skull underneath</text:p>
            </text:list-item>
          </text:list>
        </text:list-item>
        <text:list-item>
          <text:p text:style-name="P2">Grass lake</text:p>
          <text:list>
            <text:list-item>
              <text:p text:style-name="P2">Grassland sea with a floating loom in the middle</text:p>
            </text:list-item>
            <text:list-item>
              <text:p text:style-name="P2">disconnected platforms floating in and above lake</text:p>
            </text:list-item>
            <text:list-item>
              <text:p text:style-name="P2">partly completed tapestry of a bleeding statue mired in hot coals</text:p>
            </text:list-item>
          </text:list>
        </text:list-item>
        <text:list-item>
          <text:p text:style-name="P2">stairs area</text:p>
          <text:list>
            <text:list-item>
              <text:p text:style-name="P2">stairs dripping corrosive ocean water from lake</text:p>
            </text:list-item>
            <text:list-item>
              <text:p text:style-name="P2">fire pits full of hot urns</text:p>
            </text:list-item>
            <text:list-item>
              <text:p text:style-name="P2">grass falling down and around the stair plates like rapids</text:p>
            </text:list-item>
          </text:list>
        </text:list-item>
        <text:list-item>
          <text:p text:style-name="P2">Lady of pain</text:p>
          <text:list>
            <text:list-item>
              <text:p text:style-name="P2">Large building of razor wire and knives</text:p>
            </text:list-item>
            <text:list-item>
              <text:p text:style-name="P2">inside is a statue holding a bowl with scorched arms</text:p>
            </text:list-item>
            <text:list-item>
              <text:p text:style-name="P2">drawers in low or abdomen and floor is covered in ash mud</text:p>
            </text:list-item>
            <text:list-item>
              <text:p text:style-name="P2">Rear wall of knives is bent open with a huge cleaver </text:p>
            </text:list-item>
            <text:list-item>
              <text:p text:style-name="P2">shadowy self-injuring petitioners around statue</text:p>
            </text:list-item>
          </text:list>
        </text:list-item>
        <text:list-item>
          <text:p text:style-name="P2">The hill</text:p>
          <text:list>
            <text:list-item>
              <text:p text:style-name="P2">Grass made of thin ivory tusks</text:p>
            </text:list-item>
            <text:list-item>
              <text:p text:style-name="P2">Beer bottles buried in the grass</text:p>
            </text:list-item>
            <text:list-item>
              <text:p text:style-name="P2">Grass migrates into circular envelope then begins to stab the ankles</text:p>
            </text:list-item>
            <text:list-item>
              <text:p text:style-name="P2">Marionette elephant with thin twine vanishing in midair. Composed of rough wood logs and shaped sections</text:p>
            </text:list-item>
          </text:list>
        </text:list-item>
        <text:list-item>
          <text:p text:style-name="P2">The Fall</text:p>
          <text:list>
            <text:list-item>
              <text:p text:style-name="P1">Bone path <text:s/>with ebony wood candles burn curves down a sharp path where gravity points toward grass. Smell like marmalade</text:p>
            </text:list-item>
            <text:list-item>
              <text:p text:style-name="P2">Ends on this side with a small curtain</text:p>
            </text:list-item>
            <text:list-item>
              <text:p text:style-name="P2">A humanoid statue composed of slices of rotten wafers is behind the curtain with a set of tongs lying on the floor.</text:p>
            </text:list-item>
            <text:list-item>
              <text:p text:style-name="P2">The wafers are rotten with moss</text:p>
            </text:list-item>
            <text:list-item>
              <text:p text:style-name="P2">There is a sound of hammer on nails coming from the statue </text:p>
            </text:list-item>
          </text:list>
        </text:list-item>
        <text:list-item>
          <text:p text:style-name="P2">The Player</text:p>
          <text:list>
            <text:list-item>
              <text:p text:style-name="P2">A rotten-mouthed humanoid plays a pan-flute here. He's mostly indistinct and pays no notice.</text:p>
            </text:list-item>
            <text:list-item>
              <text:p text:style-name="P2">Pan flute is cracked and damaged and plays only two notes weakly</text:p>
            </text:list-item>
            <text:list-item>
              <text:p text:style-name="P2">Sitting on a glass jar full of rags and fu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1M33S</meta:editing-duration>
    <meta:editing-cycles>3</meta:editing-cycles>
    <meta:generator>LibreOffice/3.3$Win32 LibreOffice_project/330m19$Build-8</meta:generator>
    <dc:date>2011-07-11T13:06:10.06</dc:date>
    <meta:document-statistic meta:table-count="0" meta:image-count="0" meta:object-count="0" meta:page-count="1" meta:paragraph-count="44" meta:word-count="394" meta:character-count="2087"/>
    <dc:creator>Chris N</dc:creator>
    <meta:user-defined meta:name="Info 1"/>
    <meta:user-defined meta:name="Info 2"/>
    <meta:user-defined meta:name="Info 3"/>
    <meta:user-defined meta:name="Info 4"/>
  </office:meta>
</office:document-meta>
</file>